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Type 15: The call of the deep sea</text:p>
      <text:p text:style-name="Standard">RGB</text:p>
      <text:p text:style-name="Standard">R86 <text:s/>G183 <text:s/>B197</text:p>
      <text:p text:style-name="Standard">R10 G48 B84</text:p>
      <text:p text:style-name="Standard">R3 <text:s/>G26 <text:s/>B47<text:bookmark text:name="_GoBack"/></text:p>
      <text:p text:style-name="Standard">White</text:p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hr" fo:country="H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orisnik</meta:initial-creator>
    <dc:creator>korisnik</dc:creator>
    <meta:editing-cycles>2</meta:editing-cycles>
    <meta:creation-date>2024-08-20T08:09:00</meta:creation-date>
    <dc:date>2024-08-20T08:09:00</dc:date>
    <meta:editing-duration>P0D</meta:editing-duration>
    <meta:generator>LibreOffice/7.3.7.2$Linux_X86_64 LibreOffice_project/e114eadc50a9ff8d8c8a0567d6da8f454beeb84f</meta:generator>
    <meta:document-statistic meta:table-count="0" meta:image-count="0" meta:object-count="0" meta:page-count="1" meta:paragraph-count="6" meta:word-count="19" meta:character-count="79" meta:non-whitespace-character-count="62"/>
    <meta:user-defined meta:name="AppVersion">15.0000</meta:user-defined>
    <meta:template xlink:type="simple" xlink:actuate="onRequest" xlink:title="Normal.dotm" xlink:href=""/>
  </office:meta>
</office:document-meta>
</file>